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46a" officeooo:paragraph-rsid="000a346a"/>
    </style:style>
    <style:style style:name="P2" style:family="paragraph" style:parent-style-name="Standard">
      <style:text-properties officeooo:rsid="000c066a" officeooo:paragraph-rsid="000c066a"/>
    </style:style>
    <style:style style:name="P3" style:family="paragraph" style:parent-style-name="Standard">
      <style:text-properties officeooo:rsid="000c066a" officeooo:paragraph-rsid="00142d94"/>
    </style:style>
    <style:style style:name="P4" style:family="paragraph" style:parent-style-name="Standard">
      <style:text-properties officeooo:rsid="00142d94" officeooo:paragraph-rsid="00142d94"/>
    </style:style>
    <style:style style:name="P5" style:family="paragraph" style:parent-style-name="Standard">
      <style:text-properties officeooo:rsid="00158779" officeooo:paragraph-rsid="00158779"/>
    </style:style>
    <style:style style:name="P6" style:family="paragraph" style:parent-style-name="Standard">
      <style:text-properties officeooo:paragraph-rsid="0018956e"/>
    </style:style>
    <style:style style:name="P7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8956e" officeooo:paragraph-rsid="0018956e"/>
    </style:style>
    <style:style style:name="P8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914bf" officeooo:paragraph-rsid="001914bf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914bf" officeooo:paragraph-rsid="001a44ec"/>
    </style:style>
    <style:style style:name="P10" style:family="paragraph" style:parent-style-name="Standard">
      <style:text-properties officeooo:rsid="000a346a" officeooo:paragraph-rsid="000a346a"/>
    </style:style>
    <style:style style:name="P11" style:family="paragraph" style:parent-style-name="Standard">
      <style:text-properties officeooo:rsid="001c1c68" officeooo:paragraph-rsid="001c1c68"/>
    </style:style>
    <style:style style:name="T1" style:family="text">
      <style:text-properties officeooo:rsid="000dcc63"/>
    </style:style>
    <style:style style:name="T2" style:family="text">
      <style:text-properties officeooo:rsid="00100640"/>
    </style:style>
    <style:style style:name="T3" style:family="text">
      <style:text-properties fo:color="#ce181e"/>
    </style:style>
    <style:style style:name="T4" style:family="text">
      <style:text-properties officeooo:rsid="0018956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officeooo:rsid="0018956e"/>
    </style:style>
    <style:style style:name="T7" style:family="text">
      <style:text-properties fo:background-color="#f0f3f5" loext:char-shading-value="0"/>
    </style:style>
    <style:style style:name="T8" style:family="text">
      <style:text-properties officeooo:rsid="001a44ec"/>
    </style:style>
    <style:style style:name="T9" style:family="text">
      <style:text-properties officeooo:rsid="001c1c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br&gt; <text:span text:style-name="T9">&lt;/br&gt;</text:span>é para pular uma linha </text:p>
      <text:p text:style-name="P1"/>
      <text:p text:style-name="P11">&lt;p&gt; &lt;/p&gt; é um paragrafo</text:p>
      <text:p text:style-name="P1"/>
      <text:p text:style-name="P1">&lt;h1&gt; serve para destacar ou grifar um titulo, deve fechar com &lt;/h1&gt;</text:p>
      <text:p text:style-name="P1"/>
      <text:p text:style-name="P1">&lt;a href="<text:a xlink:type="simple" xlink:href="http://www.alura.com.br/" text:style-name="Internet_20_link" text:visited-style-name="Visited_20_Internet_20_Link">http://www.alura.com.br</text:a>"&gt;aqui&lt;/a&gt;! É para inserir um link de uma pagina da internet. <text:span text:style-name="T2">Âncora</text:span></text:p>
      <text:p text:style-name="P2"/>
      <text:p text:style-name="P3">&lt;script&gt; </text:p>
      <text:p text:style-name="P3"><text:s text:c="7"/></text:p>
      <text:p text:style-name="P4"><text:s text:c="7"/>alert (“a idade do flavio é”); no java script sempre coloca o ; para fechar uma linha ou ação</text:p>
      <text:p text:style-name="P3"/>
      <text:p text:style-name="P3">&lt;/script&gt; serve para aparecer uma mensagem destacada para o usuário. </text:p>
      <text:p text:style-name="P2"/>
      <text:p text:style-name="P2">&lt;meta <text:tab/>charset="UTF-8"&gt; <text:span text:style-name="T1">serve para corrigir os erros de acentuação no programa. Obs: alguns navegadores já tem um sistema que entende e corrigi automaticamente. Mas é bom sempre colocar.</text:span></text:p>
      <text:p text:style-name="P2"/>
      <text:p text:style-name="P5">No mundo <text:span text:style-name="T3">HTML</text:span> não podemos fazer operações matemáticas, por isso que tem o <text:span text:style-name="T3">document.write</text:span> no <text:span text:style-name="T3">JavaScript</text:span>, dando a oportunidade de colocar texto e operações matemáticas.</text:p>
      <text:p text:style-name="P5"/>
      <text:p text:style-name="P6"><text:span text:style-name="T4">var: variavel, </text:span><text:span text:style-name="T5">Uma variável pode guardar praticamente o que você quiser: um número, uma string ou outro pedaço de código. </text:span><text:span text:style-name="T6">Lembrando que não podemos deixar a segunda palavra em minusculo. </text:span></text:p>
      <text:p text:style-name="P7"/>
      <text:p text:style-name="P7">Exemplo: var idadeflávio <text:s/>(errado)</text:p>
      <text:p text:style-name="P7"><text:s text:c="16"/>var idadeFlávio (correto) </text:p>
      <text:p text:style-name="P7"/>
      <text:p text:style-name="P9">Function (função): tem que ser um verbo após “function”. Porquê executa uma ação.</text:p>
      <text:p text:style-name="P8"/>
      <text:p text:style-name="P8"> <text:span text:style-name="T8">U</text:span>m bloco é caracterizado por <text:span text:style-name="Source_20_Text"><text:span text:style-name="T7">{</text:span></text:span> e <text:span text:style-name="Source_20_Text"><text:span text:style-name="T7">}</text:span></text:span>. Tudo que estiver entre as chaves são instruções da função.</text:p>
      <text:p text:style-name="P8"/>
      <text:p text:style-name="P8">Exemplo: function pulaLinha() {} tudo que estiver entre as chaves é referente a função.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0:53:30.980829297</meta:creation-date>
    <dc:date>2020-10-23T18:06:16.799907421</dc:date>
    <meta:editing-duration>PT3H50M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01" meta:character-count="1287" meta:non-whitespace-character-count="1062"/>
  </office:meta>
</office:document-meta>
</file>